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FA00000552E59300E0.jpg" manifest:media-type="image/jpeg"/>
  <manifest:file-entry manifest:full-path="Pictures/1000000000000600000003FF0B6CC6E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officeooo:rsid="000d2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Open Office odt file created via <text:span text:style-name="T1">LibreOffice on 31-03-2025</text:span></text:p>
      <text:p text:style-name="Standard"/>
      <text:p text:style-name="Standard"><draw:frame draw:style-name="fr1" draw:name="Image1" text:anchor-type="char" svg:x="1.3965in" svg:y="0.0693in" svg:width="5.1201in" svg:height="3.4154in" draw:z-index="0"><draw:image xlink:href="Pictures/1000000000000600000003FF0B6CC6E7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1016in" svg:y="2.7016in" svg:width="6.8126in" svg:height="4.5417in" draw:z-index="1"><draw:image xlink:href="Pictures/10000000000007FA00000552E59300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ackground-color="#ffffff" style:writing-mode="lr-tb" style:layout-grid-color="#c0c0c0" style:layout-grid-lines="269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3-31T11:35:22.667717100</dc:date>
    <meta:editing-duration>PT1M30S</meta:editing-duration>
    <meta:editing-cycles>2</meta:editing-cycles>
    <meta:document-statistic meta:table-count="0" meta:image-count="2" meta:object-count="0" meta:page-count="1" meta:paragraph-count="1" meta:word-count="12" meta:character-count="69" meta:non-whitespace-character-count="58"/>
  </office:meta>
</office:document-meta>
</file>